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db87" officeooo:paragraph-rsid="000cdb87"/>
    </style:style>
    <style:style style:name="P2" style:family="paragraph" style:parent-style-name="Standard">
      <style:paragraph-properties fo:text-align="center" style:justify-single-word="false"/>
      <style:text-properties fo:font-size="22pt" officeooo:rsid="0010d3e6" officeooo:paragraph-rsid="0010d3e6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0d3e6" officeooo:paragraph-rsid="0010d3e6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14pt" officeooo:rsid="000cdb87" officeooo:paragraph-rsid="0010d7cb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font-weight="bold" officeooo:rsid="000cdb87" officeooo:paragraph-rsid="000cdb87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text-properties fo:font-size="14pt" fo:font-weight="bold" officeooo:rsid="000cdb87" officeooo:paragraph-rsid="000cdb87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cdb87" officeooo:paragraph-rsid="0010d7cb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25759" officeooo:paragraph-rsid="00125759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normal" officeooo:rsid="00125759" officeooo:paragraph-rsid="00125759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69a2e" loext:opacity="100%" fo:font-size="14pt" fo:font-weight="bold" officeooo:rsid="00125759" officeooo:paragraph-rsid="00125759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069a2e" loext:opacity="100%" fo:font-size="14pt" fo:font-weight="bold" officeooo:rsid="000cdb87" officeooo:paragraph-rsid="0010d7cb" style:font-size-asian="14pt" style:font-weight-asian="bold" style:font-size-complex="14pt" style:font-weight-complex="bold"/>
    </style:style>
    <style:style style:name="T1" style:family="text">
      <style:text-properties officeooo:rsid="000ed882"/>
    </style:style>
    <style:style style:name="T2" style:family="text">
      <style:text-properties officeooo:rsid="000cdb87"/>
    </style:style>
    <style:style style:name="T3" style:family="text">
      <style:text-properties officeooo:rsid="00125759"/>
    </style:style>
    <style:style style:name="T4" style:family="text">
      <style:text-properties officeooo:rsid="00132dc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DBC Assignment</text:p>
      <text:p text:style-name="P2"/>
      <text:p text:style-name="P6"><text:span text:style-name="T3">Question 1: </text:span>Write a Java Program to do the following</text:p>
      <text:list xml:id="list1780440981" text:style-name="L1">
        <text:list-item>
          <text:p text:style-name="P7">Create a Employee class with basic fields like name, age, etc.</text:p>
        </text:list-item>
        <text:list-item>
          <text:p text:style-name="P7">Create a Employee Table in database</text:p>
        </text:list-item>
        <text:list-item>
          <text:p text:style-name="P7">Create a list of Employees and save them to database</text:p>
        </text:list-item>
        <text:list-item>
          <text:p text:style-name="P7">Read the Employees from database <text:span text:style-name="T1">(and create Employee Objects)</text:span> and print them in increasing order of their Age (Use ORDER BY query)</text:p>
        </text:list-item>
      </text:list>
      <text:p text:style-name="P1"/>
      <text:p text:style-name="P9">Answer: </text:p>
      <text:p text:style-name="P9"/>
      <text:p text:style-name="P11">--Employee Table in Database</text:p>
      <text:p text:style-name="P9"/>
      <text:p text:style-name="P10">CREATE TABLE Employee (</text:p>
      <text:p text:style-name="P10">Eid INT NOT NULL,</text:p>
      <text:p text:style-name="P10">Ename VARCHAR(3) NOT NULL,</text:p>
      <text:p text:style-name="P10">Age INT NOT NULL,</text:p>
      <text:p text:style-name="P10">PRIMARY KEY (Eid)</text:p>
      <text:p text:style-name="P10">);</text:p>
      <text:p text:style-name="P9"/>
      <text:p text:style-name="P12">//export CLASSPATH=mysql-connector-j-8.0.32.jar:.</text:p>
      <text:p text:style-name="P8"/>
      <text:p text:style-name="P12">--<text:span text:style-name="T4">Java Code</text:span></text:p>
      <text:p text:style-name="P4"/>
      <text:p text:style-name="P4">import java.sql.*;</text:p>
      <text:p text:style-name="P4">import java.util.*;</text:p>
      <text:p text:style-name="P4"/>
      <text:p text:style-name="P4">class Employee</text:p>
      <text:p text:style-name="P5"><text:span text:style-name="T2">{</text:span></text:p>
      <text:p text:style-name="P4"><text:s text:c="4"/>int id;</text:p>
      <text:p text:style-name="P4"><text:s text:c="4"/>String name;</text:p>
      <text:p text:style-name="P4"><text:s text:c="4"/>int age;</text:p>
      <text:p text:style-name="P4"><text:s text:c="4"/></text:p>
      <text:p text:style-name="P4"><text:s text:c="4"/>Employee(int id, String name, int age)</text:p>
      <text:p text:style-name="P4"><text:s text:c="4"/>{</text:p>
      <text:p text:style-name="P4"><text:s text:c="8"/>this.id=id;</text:p>
      <text:p text:style-name="P4"><text:s text:c="8"/>this.name=name;</text:p>
      <text:p text:style-name="P4"><text:s text:c="8"/>this.age=age;</text:p>
      <text:p text:style-name="P4"><text:s text:c="4"/>}</text:p>
      <text:p text:style-name="P4">}</text:p>
      <text:p text:style-name="P4"/>
      <text:p text:style-name="P4">public class Details</text:p>
      <text:p text:style-name="P4">{ <text:s text:c="3"/></text:p>
      <text:p text:style-name="P4"><text:s text:c="4"/>public static void main(String[] args)</text:p>
      <text:p text:style-name="P4"><text:soft-page-break/><text:s text:c="4"/>{</text:p>
      <text:p text:style-name="P4"><text:s text:c="8"/>try</text:p>
      <text:p text:style-name="P4"><text:s text:c="8"/>{</text:p>
      <text:p text:style-name="P4"/>
      <text:p text:style-name="P4"><text:s text:c="12"/>ArrayList&lt;Employee&gt; list=new ArrayList&lt;Employee&gt;();</text:p>
      <text:p text:style-name="P4"><text:s text:c="12"/>list.add(new Employee(1,"ABC",35));</text:p>
      <text:p text:style-name="P4"><text:s text:c="12"/>list.add(new Employee(2,"DEF",22));</text:p>
      <text:p text:style-name="P4"><text:s text:c="12"/>list.add(new Employee(3,"HIJ",40));</text:p>
      <text:p text:style-name="P4"><text:s text:c="12"/>list.add(new Employee(4,"KLM",21));</text:p>
      <text:p text:style-name="P4"><text:s text:c="12"/>list.add(new Employee(5,"NOP",25));</text:p>
      <text:p text:style-name="P4"><text:s text:c="12"/>list.add(new Employee(6,"QRS",21));</text:p>
      <text:p text:style-name="P4"><text:s text:c="12"/>list.add(new Employee(7,"TUV",22));</text:p>
      <text:p text:style-name="P4"><text:s text:c="12"/>list.add(new Employee(8,"WXY",21));</text:p>
      <text:p text:style-name="P4"><text:s text:c="12"/>list.add(new Employee(9,"ZAB",30));</text:p>
      <text:p text:style-name="P4"><text:s text:c="12"/>list.add(new Employee(10,"CDE",25));</text:p>
      <text:p text:style-name="P4"/>
      <text:p text:style-name="P4"><text:s text:c="12"/>Connection connection=DriverManager.getConnection("jdbc:mysql://localhost:3306/sys","root","password");</text:p>
      <text:p text:style-name="P4"><text:s text:c="12"/>Statement statement=connection.createStatement();</text:p>
      <text:p text:style-name="P4"><text:s text:c="12"/>System.out.println("Database Connected");</text:p>
      <text:p text:style-name="P4"><text:s text:c="12"/></text:p>
      <text:p text:style-name="P4"><text:s text:c="12"/>for(int i=0;i&lt;list.size();i++){</text:p>
      <text:p text:style-name="P4"><text:s text:c="16"/>String str="INSERT INTO <text:s/>Employee VALUES("+list.get(i).id+","+"'"+list.get(i).name+"'"+","+list.get(i).age+")";</text:p>
      <text:p text:style-name="P4"><text:s text:c="16"/>int rows=statement.executeUpdate(str);</text:p>
      <text:p text:style-name="P4"><text:s text:c="12"/>}</text:p>
      <text:p text:style-name="P4"/>
      <text:p text:style-name="P4"><text:s text:c="12"/>ResultSet resultSet=statement.executeQuery("SELECT * FROM Employee ORDER BY Age");</text:p>
      <text:p text:style-name="P4"><text:s text:c="10"/></text:p>
      <text:p text:style-name="P4"><text:s text:c="12"/>while(resultSet.next())</text:p>
      <text:p text:style-name="P4"><text:s text:c="12"/>{</text:p>
      <text:p text:style-name="P4"><text:s text:c="16"/>System.out.println(resultSet.getInt(1)+" "+resultSet.getString(2)+" "+resultSet.getInt(3));</text:p>
      <text:p text:style-name="P4"><text:s text:c="12"/>}</text:p>
      <text:p text:style-name="P4"><text:s text:c="8"/>}</text:p>
      <text:p text:style-name="P4"><text:s text:c="8"/>catch(Exception e)</text:p>
      <text:p text:style-name="P4"><text:s text:c="8"/>{</text:p>
      <text:p text:style-name="P4"><text:s text:c="12"/>System.out.println(e);</text:p>
      <text:p text:style-name="P4"><text:s text:c="8"/>}</text:p>
      <text:p text:style-name="P4"><text:s text:c="4"/>}</text:p>
      <text:p text:style-name="P4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11T14:43:26.579168460</meta:creation-date>
    <dc:date>2023-02-02T13:32:06.621041242</dc:date>
    <meta:editing-duration>PT13M2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69" meta:word-count="194" meta:character-count="2229" meta:non-whitespace-character-count="1667"/>
  </office:meta>
</office:document-meta>
</file>